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16T18:29:00" calcext:value-type="date">
            <text:p>03/16/23 06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shallow c11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.00000</text:p>
          </table:table-cell>
          <table:table-cell office:value-type="float" office:value="80.44" calcext:value-type="float">
            <text:p>80.44</text:p>
          </table:table-cell>
          <table:table-cell table:formula="of:=[.J82]/60" office:value-type="float" office:value="1.34066666666667" calcext:value-type="float">
            <text:p>1.34</text:p>
          </table:table-cell>
          <table:table-cell table:formula="of:=[.J82]/3600" office:value-type="float" office:value="0.0223444444444444" calcext:value-type="float">
            <text:p>0.02</text:p>
          </table:table-cell>
          <table:table-cell table:formula="of:=ABS((-18-[.I82])/-18)" office:value-type="float" office:value="0" calcext:value-type="float">
            <text:p>0.0000</text:p>
          </table:table-cell>
          <table:table-cell table:style-name="ce21" table:formula="of:=8*[.M82]+[.L82]" office:value-type="float" office:value="0.0223444444444444" calcext:value-type="float">
            <text:p>0.022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9T08:31:00" calcext:value-type="date">
            <text:p>03/29/23 08:31 A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693158973826" calcext:value-type="float">
            <text:p>-17.36932</text:p>
          </table:table-cell>
          <table:table-cell office:value-type="float" office:value="115629.38" calcext:value-type="float">
            <text:p>115629.38</text:p>
          </table:table-cell>
          <table:table-cell table:formula="of:=[.J83]/60" office:value-type="float" office:value="1927.15633333333" calcext:value-type="float">
            <text:p>1927.16</text:p>
          </table:table-cell>
          <table:table-cell table:formula="of:=[.J83]/3600" office:value-type="float" office:value="32.1192722222222" calcext:value-type="float">
            <text:p>32.12</text:p>
          </table:table-cell>
          <table:table-cell table:formula="of:=ABS((-18-[.I83])/-18)" office:value-type="float" office:value="0.0350380057009644" calcext:value-type="float">
            <text:p>0.0350</text:p>
          </table:table-cell>
          <table:table-cell table:style-name="ce23" table:formula="of:=8*[.M83]+[.L83]" office:value-type="float" office:value="32.3995762678299" calcext:value-type="float">
            <text:p>32.3996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8T20:08:00" calcext:value-type="date">
            <text:p>03/28/23 08:08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429053391262" calcext:value-type="float">
            <text:p>-17.34291</text:p>
          </table:table-cell>
          <table:table-cell office:value-type="float" office:value="20083.92" calcext:value-type="float">
            <text:p>20083.92</text:p>
          </table:table-cell>
          <table:table-cell table:formula="of:=[.J84]/60" office:value-type="float" office:value="334.732" calcext:value-type="float">
            <text:p>334.73</text:p>
          </table:table-cell>
          <table:table-cell table:formula="of:=[.J84]/3600" office:value-type="float" office:value="5.57886666666667" calcext:value-type="float">
            <text:p>5.58</text:p>
          </table:table-cell>
          <table:table-cell table:formula="of:=ABS((-18-[.I84])/-18)" office:value-type="float" office:value="0.036505258937436" calcext:value-type="float">
            <text:p>0.0365</text:p>
          </table:table-cell>
          <table:table-cell table:style-name="ce24" table:formula="of:=8*[.M84]+[.L84]" office:value-type="float" office:value="5.87090873816616" calcext:value-type="float">
            <text:p>5.8709</text:p>
          </table:table-cell>
          <table:table-cell office:value-type="string" calcext:value-type="string">
            <text:p>cghlr10i9dhknl73u5s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31T10:29:28" calcext:value-type="date">
            <text:p>03/31/23 10:29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8.43231958284727" calcext:value-type="float">
            <text:p>-8.43232</text:p>
          </table:table-cell>
          <table:table-cell office:value-type="float" office:value="243998.68" calcext:value-type="float">
            <text:p>243998.68</text:p>
          </table:table-cell>
          <table:table-cell table:formula="of:=[.J85]/60" office:value-type="float" office:value="4066.64466666667" calcext:value-type="float">
            <text:p>4066.64</text:p>
          </table:table-cell>
          <table:table-cell table:formula="of:=[.J85]/3600" office:value-type="float" office:value="67.7774111111111" calcext:value-type="float">
            <text:p>67.78</text:p>
          </table:table-cell>
          <table:table-cell table:formula="of:=ABS((-18-[.I85])/-18)" office:value-type="float" office:value="0.53153780095293" calcext:value-type="float">
            <text:p>0.5315</text:p>
          </table:table-cell>
          <table:table-cell table:style-name="ce27" table:formula="of:=8*[.M85]+[.L85]" office:value-type="float" office:value="72.0297135187345" calcext:value-type="float">
            <text:p>72.0297</text:p>
          </table:table-cell>
          <table:table-cell office:value-type="string" calcext:value-type="string">
            <text:p>cghlunbd0r8bj53v60fg</text:p>
          </table:table-cell>
          <table:table-cell/>
          <table:table-cell office:value-type="string" calcext:value-type="string">
            <text:p>Hung for 2 days on iteration 1 gate 8, had to manually cancel</text:p>
          </table:table-cell>
        </table:table-row>
        <table:table-row table:style-name="ro1">
          <table:table-cell table:style-name="ce3" office:value-type="date" office:date-value="2023-04-06T20:34:00" calcext:value-type="date">
            <text:p>04/06/23 08:34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7.4296875" calcext:value-type="float">
            <text:p>-17.42969</text:p>
          </table:table-cell>
          <table:table-cell office:value-type="float" office:value="5951.47" calcext:value-type="float">
            <text:p>5951.47</text:p>
          </table:table-cell>
          <table:table-cell table:formula="of:=[.J86]/60" office:value-type="float" office:value="99.1911666666667" calcext:value-type="float">
            <text:p>99.19</text:p>
          </table:table-cell>
          <table:table-cell table:formula="of:=[.J86]/3600" office:value-type="float" office:value="1.65318611111111" calcext:value-type="float">
            <text:p>1.65</text:p>
          </table:table-cell>
          <table:table-cell table:formula="of:=ABS((-18-[.I86])/-18)" office:value-type="float" office:value="0.0316840277777778" calcext:value-type="float">
            <text:p>0.0317</text:p>
          </table:table-cell>
          <table:table-cell table:style-name="ce29" table:formula="of:=8*[.M86]+[.L86]" office:value-type="float" office:value="1.90665833333333" calcext:value-type="float">
            <text:p>1.9067</text:p>
          </table:table-cell>
          <table:table-cell table:number-columns-repeated="2"/>
          <table:table-cell office:value-type="string" calcext:value-type="string">
            <text:p>aria noise model, cost function evals: 175</text:p>
          </table:table-cell>
        </table:table-row>
        <table:table-row table:style-name="ro1">
          <table:table-cell table:style-name="ce3" office:value-type="date" office:date-value="2023-04-10T12:33:00" calcext:value-type="date">
            <text:p>04/10/23 12:3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046875" calcext:value-type="float">
            <text:p>-16.04688</text:p>
          </table:table-cell>
          <table:table-cell office:value-type="float" office:value="673.24" calcext:value-type="float">
            <text:p>673.24</text:p>
          </table:table-cell>
          <table:table-cell table:formula="of:=[.J87]/60" office:value-type="float" office:value="11.2206666666667" calcext:value-type="float">
            <text:p>11.22</text:p>
          </table:table-cell>
          <table:table-cell table:formula="of:=[.J87]/3600" office:value-type="float" office:value="0.187011111111111" calcext:value-type="float">
            <text:p>0.19</text:p>
          </table:table-cell>
          <table:table-cell table:formula="of:=ABS((-18-[.I87])/-18)" office:value-type="float" office:value="0.108506944444444" calcext:value-type="float">
            <text:p>0.1085</text:p>
          </table:table-cell>
          <table:table-cell table:style-name="ce31" table:formula="of:=8*[.M87]+[.L87]" office:value-type="float" office:value="1.05506666666667" calcext:value-type="float">
            <text:p>1.0551</text:p>
          </table:table-cell>
          <table:table-cell table:number-columns-repeated="2"/>
          <table:table-cell office:value-type="string" calcext:value-type="string">
            <text:p>guadalupe noise model, cost function evals: 147</text:p>
          </table:table-cell>
        </table:table-row>
        <table:table-row table:style-name="ro1">
          <table:table-cell table:style-name="ce3" office:value-type="date" office:date-value="2023-04-11T23:34:00" calcext:value-type="date">
            <text:p>04/11/23 11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2.7560006232299" calcext:value-type="float">
            <text:p>-12.75600</text:p>
          </table:table-cell>
          <table:table-cell office:value-type="float" office:value="124664.55" calcext:value-type="float">
            <text:p>124664.55</text:p>
          </table:table-cell>
          <table:table-cell table:formula="of:=[.J88]/60" office:value-type="float" office:value="2077.7425" calcext:value-type="float">
            <text:p>2077.74</text:p>
          </table:table-cell>
          <table:table-cell table:formula="of:=[.J88]/3600" office:value-type="float" office:value="34.6290416666667" calcext:value-type="float">
            <text:p>34.63</text:p>
          </table:table-cell>
          <table:table-cell table:formula="of:=ABS((-18-[.I88])/-18)" office:value-type="float" office:value="0.291333298709448" calcext:value-type="float">
            <text:p>0.2913</text:p>
          </table:table-cell>
          <table:table-cell table:style-name="ce33" table:formula="of:=8*[.M88]+[.L88]" office:value-type="float" office:value="36.9597080563423" calcext:value-type="float">
            <text:p>36.9597</text:p>
          </table:table-cell>
          <table:table-cell table:number-columns-repeated="2"/>
          <table:table-cell office:value-type="string" calcext:value-type="string">
            <text:p>guadalupe noise model, needs more iterations to handle noise</text:p>
          </table:table-cell>
        </table:table-row>
        <table:table-row table:style-name="ro1">
          <table:table-cell table:style-name="ce3" office:value-type="date" office:date-value="2023-04-12T03:01:00" calcext:value-type="date">
            <text:p>04/12/23 03:01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125" calcext:value-type="float">
            <text:p>-16.47125</text:p>
          </table:table-cell>
          <table:table-cell office:value-type="float" office:value="56343.32" calcext:value-type="float">
            <text:p>56343.32</text:p>
          </table:table-cell>
          <table:table-cell table:formula="of:=[.J89]/60" office:value-type="float" office:value="939.055333333333" calcext:value-type="float">
            <text:p>939.06</text:p>
          </table:table-cell>
          <table:table-cell table:formula="of:=[.J89]/3600" office:value-type="float" office:value="15.6509222222222" calcext:value-type="float">
            <text:p>15.65</text:p>
          </table:table-cell>
          <table:table-cell table:formula="of:=ABS((-18-[.I89])/-18)" office:value-type="float" office:value="0.0849305555555553" calcext:value-type="float">
            <text:p>0.0849</text:p>
          </table:table-cell>
          <table:table-cell table:style-name="ce34" table:formula="of:=8*[.M89]+[.L89]" office:value-type="float" office:value="16.3303666666667" calcext:value-type="float">
            <text:p>16.3304</text:p>
          </table:table-cell>
          <table:table-cell office:value-type="string" calcext:value-type="string">
            <text:p>cgqqats42474d0hvqdn0</text:p>
          </table:table-cell>
          <table:table-cell/>
          <table:table-cell office:value-type="string" calcext:value-type="string">
            <text:p>guadalupe noise model, exception after iteration 41</text:p>
          </table:table-cell>
        </table:table-row>
        <table:table-row table:style-name="ro1">
          <table:table-cell table:style-name="ce3" office:value-type="date" office:date-value="2023-04-12T08:02:00" calcext:value-type="date">
            <text:p>04/12/23 08:02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58333333333" calcext:value-type="float">
            <text:p>-16.47583</text:p>
          </table:table-cell>
          <table:table-cell office:value-type="float" office:value="72306.12" calcext:value-type="float">
            <text:p>72306.12</text:p>
          </table:table-cell>
          <table:table-cell table:formula="of:=[.J90]/60" office:value-type="float" office:value="1205.102" calcext:value-type="float">
            <text:p>1205.10</text:p>
          </table:table-cell>
          <table:table-cell table:formula="of:=[.J90]/3600" office:value-type="float" office:value="20.0850333333333" calcext:value-type="float">
            <text:p>20.09</text:p>
          </table:table-cell>
          <table:table-cell table:formula="of:=ABS((-18-[.I90])/-18)" office:value-type="float" office:value="0.0846759259259253" calcext:value-type="float">
            <text:p>0.0847</text:p>
          </table:table-cell>
          <table:table-cell table:style-name="ce37" table:formula="of:=8*[.M90]+[.L90]" office:value-type="float" office:value="20.7624407407407" calcext:value-type="float">
            <text:p>20.7624</text:p>
          </table:table-cell>
          <table:table-cell office:value-type="string" calcext:value-type="string">
            <text:p>cgqqrgc5firqikfnuki0</text:p>
          </table:table-cell>
          <table:table-cell/>
          <table:table-cell office:value-type="string" calcext:value-type="string">
            <text:p>guadalupe noise model, exception after iteration 50</text:p>
          </table:table-cell>
        </table:table-row>
        <table:table-row table:style-name="ro1" table:number-rows-repeated="1048485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4-12T10:50:35.996383070</dc:date>
    <meta:editing-duration>P5DT3H29M44S</meta:editing-duration>
    <meta:editing-cycles>86</meta:editing-cycles>
    <meta:generator>LibreOffice/7.5.1.2$MacOSX_X86_64 LibreOffice_project/fcbaee479e84c6cd81291587d2ee68cba099e129</meta:generator>
    <meta:document-statistic meta:table-count="1" meta:cell-count="1130" meta:object-count="0"/>
  </office:meta>
</office:document-meta>
</file>